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5" style:family="paragraph" style:parent-style-name="Standard">
      <style:text-properties officeooo:paragraph-rsid="01c5306c"/>
    </style:style>
    <style:style style:name="P106" style:family="paragraph" style:parent-style-name="Standard">
      <style:text-properties officeooo:rsid="01c87f22" officeooo:paragraph-rsid="01c87f22"/>
    </style:style>
    <style:style style:name="P107" style:family="paragraph" style:parent-style-name="Standard">
      <style:text-properties officeooo:paragraph-rsid="01c87f22"/>
    </style:style>
    <style:style style:name="P108" style:family="paragraph" style:parent-style-name="Standard">
      <style:text-properties officeooo:paragraph-rsid="01cd69c1"/>
    </style:style>
    <style:style style:name="P109" style:family="paragraph" style:parent-style-name="Standard">
      <style:text-properties officeooo:rsid="01cf18d7" officeooo:paragraph-rsid="01cf18d7"/>
    </style:style>
    <style:style style:name="P110" style:family="paragraph" style:parent-style-name="Standard">
      <style:text-properties officeooo:rsid="01d94b7a" officeooo:paragraph-rsid="01d94b7a"/>
    </style:style>
    <style:style style:name="P111" style:family="paragraph" style:parent-style-name="Standard">
      <style:text-properties officeooo:rsid="01da05f2" officeooo:paragraph-rsid="01da05f2"/>
    </style:style>
    <style:style style:name="P112" style:family="paragraph" style:parent-style-name="Standard">
      <style:text-properties officeooo:paragraph-rsid="01da05f2"/>
    </style:style>
    <style:style style:name="P113" style:family="paragraph" style:parent-style-name="Standard">
      <style:text-properties officeooo:rsid="01dae822" officeooo:paragraph-rsid="01dae822"/>
    </style:style>
    <style:style style:name="P114" style:family="paragraph" style:parent-style-name="Standard">
      <style:text-properties officeooo:rsid="01dae822" officeooo:paragraph-rsid="01e665ed"/>
    </style:style>
    <style:style style:name="P115" style:family="paragraph" style:parent-style-name="Thought">
      <style:text-properties officeooo:paragraph-rsid="01c51ed5"/>
    </style:style>
    <style:style style:name="P116" style:family="paragraph" style:parent-style-name="Thought" style:list-style-name="L1">
      <style:text-properties officeooo:paragraph-rsid="01c5306c"/>
    </style:style>
    <style:style style:name="P117" style:family="paragraph" style:parent-style-name="Thought" style:list-style-name="L1">
      <style:text-properties officeooo:rsid="01c5306c" officeooo:paragraph-rsid="01c5306c"/>
    </style:style>
    <style:style style:name="P118" style:family="paragraph" style:parent-style-name="Thought">
      <style:text-properties officeooo:paragraph-rsid="01cb1f2c"/>
    </style:style>
    <style:style style:name="P119" style:family="paragraph" style:parent-style-name="Thought">
      <style:text-properties officeooo:paragraph-rsid="01cc35df"/>
    </style:style>
    <style:style style:name="P120" style:family="paragraph" style:parent-style-name="Thought">
      <style:text-properties officeooo:paragraph-rsid="01d7838e"/>
    </style:style>
    <style:style style:name="P121" style:family="paragraph" style:parent-style-name="Thought">
      <style:text-properties officeooo:paragraph-rsid="01da05f2"/>
    </style:style>
    <style:style style:name="P122" style:family="paragraph" style:parent-style-name="Thought">
      <style:text-properties officeooo:rsid="01dc327d" officeooo:paragraph-rsid="01dc327d"/>
    </style:style>
    <style:style style:name="P123" style:family="paragraph" style:parent-style-name="Thought">
      <style:text-properties officeooo:rsid="01e2e040" officeooo:paragraph-rsid="01e2e040"/>
    </style:style>
    <style:style style:name="P124" style:family="paragraph" style:parent-style-name="Timekeeping">
      <style:text-properties officeooo:rsid="0152835a" officeooo:paragraph-rsid="01dae822"/>
    </style:style>
    <style:style style:name="P125" style:family="paragraph" style:parent-style-name="Timekeeping">
      <style:text-properties officeooo:rsid="0152835a" officeooo:paragraph-rsid="01e665ed"/>
    </style:style>
    <style:style style:name="P126" style:family="paragraph" style:parent-style-name="Timekeeping">
      <style:text-properties officeooo:paragraph-rsid="01e665ed"/>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0aaee32"/>
    </style:style>
    <style:style style:name="T63" style:family="text">
      <style:text-properties officeooo:rsid="00af86a3"/>
    </style:style>
    <style:style style:name="T64" style:family="text">
      <style:text-properties officeooo:rsid="00b71922"/>
    </style:style>
    <style:style style:name="T65" style:family="text">
      <style:text-properties officeooo:rsid="00b942b8"/>
    </style:style>
    <style:style style:name="T66" style:family="text">
      <style:text-properties officeooo:rsid="00b99d82"/>
    </style:style>
    <style:style style:name="T67" style:family="text">
      <style:text-properties officeooo:rsid="00bc9a67"/>
    </style:style>
    <style:style style:name="T68" style:family="text">
      <style:text-properties officeooo:rsid="00c13144"/>
    </style:style>
    <style:style style:name="T69" style:family="text">
      <style:text-properties officeooo:rsid="00c4b403"/>
    </style:style>
    <style:style style:name="T70" style:family="text">
      <style:text-properties officeooo:rsid="00c68b97"/>
    </style:style>
    <style:style style:name="T71" style:family="text">
      <style:text-properties officeooo:rsid="00c83a06"/>
    </style:style>
    <style:style style:name="T72" style:family="text">
      <style:text-properties officeooo:rsid="00ca74c4"/>
    </style:style>
    <style:style style:name="T73" style:family="text">
      <style:text-properties officeooo:rsid="00cdda8a"/>
    </style:style>
    <style:style style:name="T74" style:family="text">
      <style:text-properties officeooo:rsid="00cf15de"/>
    </style:style>
    <style:style style:name="T75" style:family="text">
      <style:text-properties officeooo:rsid="00cfdca9"/>
    </style:style>
    <style:style style:name="T76" style:family="text">
      <style:text-properties officeooo:rsid="00d1465f"/>
    </style:style>
    <style:style style:name="T77" style:family="text">
      <style:text-properties officeooo:rsid="00d173fb"/>
    </style:style>
    <style:style style:name="T78" style:family="text">
      <style:text-properties officeooo:rsid="00d2c08f"/>
    </style:style>
    <style:style style:name="T79" style:family="text">
      <style:text-properties officeooo:rsid="00d63986"/>
    </style:style>
    <style:style style:name="T80" style:family="text">
      <style:text-properties officeooo:rsid="00d66cdd"/>
    </style:style>
    <style:style style:name="T81" style:family="text">
      <style:text-properties officeooo:rsid="00dab222"/>
    </style:style>
    <style:style style:name="T82" style:family="text">
      <style:text-properties officeooo:rsid="00de8630"/>
    </style:style>
    <style:style style:name="T83" style:family="text">
      <style:text-properties officeooo:rsid="00e1af3c"/>
    </style:style>
    <style:style style:name="T84" style:family="text">
      <style:text-properties officeooo:rsid="00e22fdb"/>
    </style:style>
    <style:style style:name="T85" style:family="text">
      <style:text-properties officeooo:rsid="00e80d2d"/>
    </style:style>
    <style:style style:name="T86" style:family="text">
      <style:text-properties officeooo:rsid="00f1993a"/>
    </style:style>
    <style:style style:name="T87" style:family="text">
      <style:text-properties officeooo:rsid="00f3b35a"/>
    </style:style>
    <style:style style:name="T88" style:family="text">
      <style:text-properties officeooo:rsid="00f4f326"/>
    </style:style>
    <style:style style:name="T89" style:family="text">
      <style:text-properties officeooo:rsid="00f800ee"/>
    </style:style>
    <style:style style:name="T90" style:family="text">
      <style:text-properties officeooo:rsid="00f81696"/>
    </style:style>
    <style:style style:name="T91" style:family="text">
      <style:text-properties officeooo:rsid="010ac23c"/>
    </style:style>
    <style:style style:name="T92" style:family="text">
      <style:text-properties officeooo:rsid="010d5369"/>
    </style:style>
    <style:style style:name="T93" style:family="text">
      <style:text-properties officeooo:rsid="0110d0dd"/>
    </style:style>
    <style:style style:name="T94" style:family="text">
      <style:text-properties officeooo:rsid="0115a084"/>
    </style:style>
    <style:style style:name="T95" style:family="text">
      <style:text-properties officeooo:rsid="012400ee"/>
    </style:style>
    <style:style style:name="T96" style:family="text">
      <style:text-properties officeooo:rsid="012679b8"/>
    </style:style>
    <style:style style:name="T97" style:family="text">
      <style:text-properties officeooo:rsid="0127d1db"/>
    </style:style>
    <style:style style:name="T98" style:family="text">
      <style:text-properties officeooo:rsid="0129453a"/>
    </style:style>
    <style:style style:name="T99" style:family="text">
      <style:text-properties officeooo:rsid="012fcc7a"/>
    </style:style>
    <style:style style:name="T100" style:family="text">
      <style:text-properties officeooo:rsid="0131b58b"/>
    </style:style>
    <style:style style:name="T101" style:family="text">
      <style:text-properties officeooo:rsid="01383194"/>
    </style:style>
    <style:style style:name="T102" style:family="text">
      <style:text-properties officeooo:rsid="0138c778"/>
    </style:style>
    <style:style style:name="T103" style:family="text">
      <style:text-properties officeooo:rsid="013c30ae"/>
    </style:style>
    <style:style style:name="T104" style:family="text">
      <style:text-properties officeooo:rsid="013dcdbf"/>
    </style:style>
    <style:style style:name="T105" style:family="text">
      <style:text-properties officeooo:rsid="0143f0f7"/>
    </style:style>
    <style:style style:name="T106" style:family="text">
      <style:text-properties officeooo:rsid="0144467f"/>
    </style:style>
    <style:style style:name="T107" style:family="text">
      <style:text-properties officeooo:rsid="0145d24c"/>
    </style:style>
    <style:style style:name="T108" style:family="text">
      <style:text-properties officeooo:rsid="01476af7"/>
    </style:style>
    <style:style style:name="T109" style:family="text">
      <style:text-properties officeooo:rsid="0148c89b"/>
    </style:style>
    <style:style style:name="T110" style:family="text">
      <style:text-properties officeooo:rsid="014cf8ed"/>
    </style:style>
    <style:style style:name="T111" style:family="text">
      <style:text-properties officeooo:rsid="015262b6"/>
    </style:style>
    <style:style style:name="T112" style:family="text">
      <style:text-properties officeooo:rsid="0155cd6b"/>
    </style:style>
    <style:style style:name="T113" style:family="text">
      <style:text-properties officeooo:rsid="015791c3"/>
    </style:style>
    <style:style style:name="T114" style:family="text">
      <style:text-properties officeooo:rsid="0158acb6"/>
    </style:style>
    <style:style style:name="T115" style:family="text">
      <style:text-properties officeooo:rsid="01627b12"/>
    </style:style>
    <style:style style:name="T116" style:family="text">
      <style:text-properties officeooo:rsid="01640284"/>
    </style:style>
    <style:style style:name="T117" style:family="text">
      <style:text-properties officeooo:rsid="0165c43d"/>
    </style:style>
    <style:style style:name="T118" style:family="text">
      <style:text-properties officeooo:rsid="0166f188"/>
    </style:style>
    <style:style style:name="T119" style:family="text">
      <style:text-properties officeooo:rsid="0169f31a"/>
    </style:style>
    <style:style style:name="T120" style:family="text">
      <style:text-properties officeooo:rsid="01742c95"/>
    </style:style>
    <style:style style:name="T121" style:family="text">
      <style:text-properties officeooo:rsid="017547b9"/>
    </style:style>
    <style:style style:name="T122" style:family="text">
      <style:text-properties officeooo:rsid="0177b832"/>
    </style:style>
    <style:style style:name="T123" style:family="text">
      <style:text-properties officeooo:rsid="01787b64"/>
    </style:style>
    <style:style style:name="T124" style:family="text">
      <style:text-properties officeooo:rsid="017aa501"/>
    </style:style>
    <style:style style:name="T125" style:family="text">
      <style:text-properties officeooo:rsid="017be6e7"/>
    </style:style>
    <style:style style:name="T126" style:family="text">
      <style:text-properties officeooo:rsid="01881499"/>
    </style:style>
    <style:style style:name="T127" style:family="text">
      <style:text-properties officeooo:rsid="01890405"/>
    </style:style>
    <style:style style:name="T128" style:family="text">
      <style:text-properties officeooo:rsid="018d9b0a"/>
    </style:style>
    <style:style style:name="T129" style:family="text">
      <style:text-properties officeooo:rsid="018e64e6"/>
    </style:style>
    <style:style style:name="T130" style:family="text">
      <style:text-properties officeooo:rsid="018f7044"/>
    </style:style>
    <style:style style:name="T131" style:family="text">
      <style:text-properties officeooo:rsid="0191ec5a"/>
    </style:style>
    <style:style style:name="T132" style:family="text">
      <style:text-properties officeooo:rsid="0194c1cc"/>
    </style:style>
    <style:style style:name="T133" style:family="text">
      <style:text-properties officeooo:rsid="0195954c"/>
    </style:style>
    <style:style style:name="T134" style:family="text">
      <style:text-properties officeooo:rsid="01981a9b"/>
    </style:style>
    <style:style style:name="T135" style:family="text">
      <style:text-properties officeooo:rsid="01a12213"/>
    </style:style>
    <style:style style:name="T136" style:family="text">
      <style:text-properties officeooo:rsid="01a2e46b"/>
    </style:style>
    <style:style style:name="T137" style:family="text">
      <style:text-properties officeooo:rsid="01affaed"/>
    </style:style>
    <style:style style:name="T138" style:family="text">
      <style:text-properties officeooo:rsid="01b219b1"/>
    </style:style>
    <style:style style:name="T139" style:family="text">
      <style:text-properties officeooo:rsid="01b6b10d"/>
    </style:style>
    <style:style style:name="T140" style:family="text">
      <style:text-properties officeooo:rsid="01b6b3c5"/>
    </style:style>
    <style:style style:name="T141" style:family="text">
      <style:text-properties officeooo:rsid="01b89998"/>
    </style:style>
    <style:style style:name="T142" style:family="text">
      <style:text-properties officeooo:rsid="01b99832"/>
    </style:style>
    <style:style style:name="T143" style:family="text">
      <style:text-properties officeooo:rsid="01c28d10"/>
    </style:style>
    <style:style style:name="T144" style:family="text">
      <style:text-properties officeooo:rsid="01c4acd5"/>
    </style:style>
    <style:style style:name="T145" style:family="text">
      <style:text-properties officeooo:rsid="01c6bf82"/>
    </style:style>
    <style:style style:name="T146" style:family="text">
      <style:text-properties officeooo:rsid="01c7c90a"/>
    </style:style>
    <style:style style:name="T147" style:family="text">
      <style:text-properties officeooo:rsid="01c89347"/>
    </style:style>
    <style:style style:name="T148" style:family="text">
      <style:text-properties officeooo:rsid="01cc35df"/>
    </style:style>
    <style:style style:name="T149" style:family="text">
      <style:text-properties officeooo:rsid="01cf5374"/>
    </style:style>
    <style:style style:name="T150" style:family="text">
      <style:text-properties officeooo:rsid="01d7838e"/>
    </style:style>
    <style:style style:name="T151" style:family="text">
      <style:text-properties officeooo:rsid="01da05f2"/>
    </style:style>
    <style:style style:name="T152" style:family="text">
      <style:text-properties officeooo:rsid="01dae822"/>
    </style:style>
    <style:style style:name="T153" style:family="text">
      <style:text-properties officeooo:rsid="01dd44ad"/>
    </style:style>
    <style:style style:name="T154" style:family="text">
      <style:text-properties officeooo:rsid="01df0c69"/>
    </style:style>
    <style:style style:name="T155" style:family="text">
      <style:text-properties officeooo:rsid="01e46afa"/>
    </style:style>
    <style:style style:name="T156" style:family="text">
      <style:text-properties officeooo:rsid="01e49ec4"/>
    </style:style>
    <style:style style:name="T157" style:family="text">
      <style:text-properties officeooo:rsid="01e665ed"/>
    </style:style>
    <style:style style:name="T158" style:family="text">
      <style:text-properties officeooo:rsid="01e74704"/>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2">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3">CDK might be a better </text:span><text:span text:style-name="T25">choice, </text:span><text:span text:style-name="T63">as we are </text:span><text:span text:style-name="T83">specifically </text:span><text:span text:style-name="T63">targeting AWS </text:span><text:span text:style-name="T83">right now, </text:span><text:span text:style-name="T84">but it means putting all our eggs in AWS and that makes me a little uncomfortable</text:span><text:span text:style-name="T63">. </text:span><text:span text:style-name="T83">While </text:span><text:span text:style-name="T24">t</text:span><text:span text:style-name="T83">he platform agnosticism of </text:span><text:span text:style-name="T63">Terraform </text:span><text:span text:style-name="T83">is a bit overstated </text:span><text:span text:style-name="T63">it will at least </text:span><text:span text:style-name="T24">mean some of our constants will be platform agnostic</text:span><text:span text:style-name="T63">.</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2">a lot of things installed that I will need.</text:span></text:p>
      <text:h text:style-name="Heading_20_2" text:outline-level="2">Setting up version control</text:h>
      <text:p text:style-name="P79">2022-11-<text:span text:style-name="T9">2</text:span> @ <text:span text:style-name="T64">2</text:span><text:span text:style-name="T9">:</text:span><text:span text:style-name="T64">00</text:span><text:span text:style-name="T9">p</text:span>m – <text:span text:style-name="T15">Cloning repository and pushing a copy to my own personal GitHub to work against.</text:span></text:p>
      <text:p text:style-name="P6"/>
      <text:p text:style-name="Timekeeping"><text:soft-page-break/>2022-11-2 @ 2:1<text:span text:style-name="T65">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66">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69">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67">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1">Now I will </text:span>set up Terraform and connect to my AWS account from my workstation.</text:p>
      <text:p text:style-name="Standard"/>
      <text:p text:style-name="P80"><text:span text:style-name="T67">2022-11-</text:span><text:span text:style-name="T9">2</text:span><text:span text:style-name="T67"> @ </text:span><text:span text:style-name="T68">4</text:span><text:span text:style-name="T9">:</text:span><text:span text:style-name="T68">3</text:span><text:span text:style-name="T64">0</text:span><text:span text:style-name="T9">p</text:span><text:span text:style-name="T67">m – </text:span><text:span text:style-name="T70">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3">Turns out it wasn’t quite that simple. I needed to swap out the `</text:span>$(lsb_release -cs)<text:span text:style-name="T73">`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4">15</text:span><text:span text:style-name="T5"> minutes.</text:span></text:p>
      <text:h text:style-name="Heading_20_1" text:outline-level="1">Making a change to AWS <text:span text:style-name="T87">via Terraform</text:span></text:h>
      <text:p text:style-name="Timekeeping"><text:span text:style-name="T74">2022-11-2 </text:span><text:span text:style-name="T75">@ </text:span><text:span text:style-name="T76">4</text:span><text:span text:style-name="T75">:</text:span><text:span text:style-name="T76">45</text:span><text:span text:style-name="T75">pm – I </text:span><text:span text:style-name="T76">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77">at this stage </text:span>so I expect to take most of my code from examples online, <text:span text:style-name="T78">at least early on</text:span>.</text:p>
      <text:p text:style-name="P15"/>
      <text:p text:style-name="P97">I figure my solution is going to essentially follow the pattern in this <text:span text:style-name="T75">H</text:span>ashicorp example using ecs and an application load balanacer, so I will poach my starting code from <text:span text:style-name="T79">there.</text:span></text:p>
      <text:p text:style-name="P97">https://github.com/hashicorp/terraform-provider-aws/tree/main/examples/ecs-alb</text:p>
      <text:h text:style-name="Heading_20_2" text:outline-level="2">Getting Terraform to create an ECS cluster</text:h>
      <text:p text:style-name="Timekeeping"><text:span text:style-name="T74">2022-11-2 </text:span><text:span text:style-name="T75">@ 5:0</text:span><text:span text:style-name="T80">5</text:span><text:span text:style-name="T75">pm – </text:span><text:span text:style-name="T80">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2">A `terraform validate` shows t</text:span>he AWS region variable isn’t specified because I haven’t copied that over.</text:p>
      <text:p text:style-name="Standard"/>
      <text:p text:style-name="Decision">I will grab <text:span text:style-name="T22">variables</text:span><text:span text:style-name="T81">.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2">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06">: </text:span>I will create a new AWS account for this exercise and generate an API key for programmatic access. <text:span text:style-name="T85">I will use the root </text:span><text:span text:style-name="T57">user</text:span><text:span text:style-name="T85">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86">(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88">2</text:span><text:span text:style-name="T6"> hour</text:span><text:span text:style-name="T8">s</text:span><text:span text:style-name="T6">, </text:span><text:span text:style-name="T74">15</text:span><text:span text:style-name="T5"> minutes.</text:span></text:p>
      <text:h text:style-name="Heading_20_2" text:outline-level="2">Getting the <text:span text:style-name="T89">Hashicorp “Ghost” </text:span><text:span text:style-name="T12">example </text:span><text:span text:style-name="T89">running in AWS</text:span></text:h>
      <text:p text:style-name="Thought">The Hashicorp ECS example isn’t exactly what I am looking for (<text:span text:style-name="T37">DONE</text:span><text:span text:style-name="T107">: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0">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1">It would be unfortunate if I </text:span><text:span text:style-name="T31">encounter some deal breaker than means I have to abandon the example code.</text:span></text:p>
      <text:p text:style-name="P31"/>
      <text:p text:style-name="Thought"><text:span text:style-name="T92">I n</text:span>eed<text:span text:style-name="T92">ed</text:span> to make some tweaks to log configuration. <text:span text:style-name="T92">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3">I will use the AWS managed role because we have no special </text:span><text:span text:style-name="T33">permissions </text:span><text:span text:style-name="T93">for </text:span><text:span text:style-name="T32">these </text:span><text:span text:style-name="T93">task</text:span><text:span text:style-name="T94">s</text:span>.</text:p>
      <text:p text:style-name="P34"/>
      <text:p text:style-name="Decision">Another error, we need to define the instance <text:span text:style-name="T95">size </text:span>details for Fargate. These were implied by the EC2 instance previously. <text:span text:style-name="T96">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98">Networking </text:span><text:span text:style-name="T97">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99">I can remove the </text:span><text:span text:style-name="T35">explicit </text:span><text:span text:style-name="T99">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1">It seems to be taking a long time to start. </text:span><text:span text:style-name="T102">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3">2</text:span>:<text:span text:style-name="T103">00a</text:span>m – <text:span text:style-name="T36">Terraform is now doing its part and things are running on</text:span> Fargate.</text:p>
      <text:p text:style-name="P35"/>
      <text:p text:style-name="P85"><text:span text:style-name="T5">Total machine time is </text:span><text:span text:style-name="T100">4</text:span><text:span text:style-name="T6"> hour</text:span><text:span text:style-name="T8">s</text:span><text:span text:style-name="T6">, </text:span><text:span text:style-name="T104">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5">: </text:span>I am currently counting on my instances having direct access to the public internet, but there won’t be a long term reason for this to happen <text:span text:style-name="T108">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09">using environment variables</text:span>.</text:p>
      <text:p text:style-name="Standard"/>
      <text:p text:style-name="P73">Finally <text:span text:style-name="T110">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1">15</text:span>pm – Ghost is running and accessible now.</text:p>
      <text:p text:style-name="P42"/>
      <text:p text:style-name="P86"><text:span text:style-name="T5">Total machine time is </text:span><text:span text:style-name="T111">5</text:span><text:span text:style-name="T6"> hour</text:span><text:span text:style-name="T8">s</text:span><text:span text:style-name="T6">, </text:span><text:span text:style-name="T111">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2">n </text:span>Apache image instead.</text:p>
      <text:p text:style-name="P45"/>
      <text:p text:style-name="Timekeeping">2022-11-3 @ 3:30pm – Apache is stable. <text:span text:style-name="T112">There does not appear to be anything wrong with the infrastructure.</text:span></text:p>
      <text:p text:style-name="P43"/>
      <text:p text:style-name="P87"><text:span text:style-name="T5">Total machine time is </text:span><text:span text:style-name="T111">5</text:span><text:span text:style-name="T6"> hour</text:span><text:span text:style-name="T8">s</text:span><text:span text:style-name="T6">, </text:span><text:span text:style-name="T113">15</text:span><text:span text:style-name="T111"> </text:span><text:span text:style-name="T5">minutes.</text:span></text:p>
      <text:p text:style-name="P43"/>
      <text:h text:style-name="Heading_20_1" text:outline-level="1">Getting ou<text:span text:style-name="T114">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1">5</text:span><text:span text:style-name="T6"> hour</text:span><text:span text:style-name="T8">s</text:span><text:span text:style-name="T6">, </text:span><text:span text:style-name="T115">30</text:span><text:span text:style-name="T111">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16">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17">on my workstation</text:span>. <text:span text:style-name="T42">B</text:span>ecause I manually add keys to my <text:span text:style-name="T118">AWS </text:span>credentials file <text:span text:style-name="T118">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1">5</text:span><text:span text:style-name="T6"> hour</text:span><text:span text:style-name="T8">s</text:span><text:span text:style-name="T6">, </text:span><text:span text:style-name="T119">45</text:span><text:span text:style-name="T111">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0">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1">6</text:span><text:span text:style-name="T6"> hour</text:span><text:span text:style-name="T8">s</text:span><text:span text:style-name="T6">, </text:span><text:span text:style-name="T121">30</text:span><text:span text:style-name="T111"> </text:span><text:span text:style-name="T5">minutes.</text:span></text:p>
      <text:h text:style-name="Heading_20_2" text:outline-level="2"><text:soft-page-break/>Swap the httpd image for the real todo frontend</text:h>
      <text:p text:style-name="Thought"><text:span text:style-name="T122">The way should be paved for us to push the todo app frontend into the container registry </text:span><text:span text:style-name="T123">and </text:span><text:span text:style-name="T122">force a redeploy of the task </text:span><text:span text:style-name="T123">to render the frontend app. For now, we only support one container, we will change this soon.</text:span></text:p>
      <text:p text:style-name="Standard"/>
      <text:p text:style-name="P98">I will <text:span text:style-name="T124">now </text:span>replace the httpd image in ECR with the locally buil<text:span text:style-name="T125">t</text:span> frontend image from my workstation and force a re-deploy of the service.</text:p>
      <text:p text:style-name="Standard"/>
      <text:p text:style-name="Timekeeping">2022-11-3 @ 5:45<text:span text:style-name="T126">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26">pm</text:span> – The todo frontend is now available. Everything works as expected.</text:p>
      <text:p text:style-name="P54"/>
      <text:p text:style-name="Timekeeping">2022-11-3 @ 6:15pm – <text:span text:style-name="T127">Tidied up some old references to example and httpd.</text:span></text:p>
      <text:p text:style-name="P54"/>
      <text:p text:style-name="P91"><text:span text:style-name="T5">Total machine time is </text:span><text:span text:style-name="T126">7</text:span><text:span text:style-name="T6"> hour</text:span><text:span text:style-name="T8">s</text:span><text:span text:style-name="T6">, </text:span><text:span text:style-name="T126">0</text:span><text:span text:style-name="T111"> </text:span><text:span text:style-name="T5">minutes.</text:span></text:p>
      <text:p text:style-name="Standard"/>
      <text:p text:style-name="Thought"><text:span text:style-name="T50">DONE</text:span>: I noticed the <text:span text:style-name="T131">frontend </text:span>Dockerfile <text:span text:style-name="T46">consumes a </text:span>`.env` file, <text:span text:style-name="T46">while building the image, </text:span>to set the API URL. This might get in the way when we try to host both containers from the same domain. <text:span text:style-name="T128">I </text:span><text:span text:style-name="T129">will later</text:span><text:span text:style-name="T128"> need to clarify if environment variables I declare at </text:span><text:span text:style-name="T45">build time </text:span><text:span text:style-name="T128">will override the `.env` file. </text:span><text:span text:style-name="T130">I</text:span><text:span text:style-name="T128">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2">4</text:span> @ <text:span text:style-name="T132">10:00am – </text:span><text:span text:style-name="T133">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4">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5">I got a name clash on my task execution role. These don’t actually need to be unique, but roles are cheap and having the flexibility for them to be different by service later is worth preserving. </text:span><text:span text:style-name="T136">I have added the application name and service name to the role </text:span><text:span text:style-name="T47">to resolve the problem</text:span><text:span text:style-name="T136">.</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38">This gets baked in at </text:span><text:span text:style-name="T137">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39">it means the load balancer is properly configured.</text:span></text:p>
      <text:p text:style-name="P78">The frontend stopped throwing cross origin errors, which is <text:span text:style-name="T140">also </text:span>good news. Unfortunately I missed the `/api` from the environment variable when I replaced it, so the app didn’t work. <text:span text:style-name="T140">I need to build it again.</text:span></text:p>
      <text:p text:style-name="P64"/>
      <text:p text:style-name="Thought"><text:span text:style-name="T141">Everything works now! Yay. There are quite a few compromises to overcome </text:span><text:span text:style-name="T142">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2">8</text:span><text:span text:style-name="T6"> hour</text:span><text:span text:style-name="T8">s</text:span><text:span text:style-name="T6">, </text:span><text:span text:style-name="T142">45</text:span><text:span text:style-name="T111">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3">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3">.</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4">10</text:span><text:span text:style-name="T6"> hour</text:span><text:span text:style-name="T8">s</text:span><text:span text:style-name="T6">, </text:span><text:span text:style-name="T142">45</text:span><text:span text:style-name="T111"> </text:span><text:span text:style-name="T5">minutes.</text:span></text:p>
      <text:h text:style-name="Heading_20_1" text:outline-level="1">Summary of TODOs from this journal</text:h>
      <text:p text:style-name="P115">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16">Stop using the root account to create resources.</text:p>
        </text:list-item>
        <text:list-item>
          <text:p text:style-name="P117">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5"/>
      <text:p text:style-name="Decision">I have been creating all the infrastructure using the root user so far. I think it is important for account security and to follow the principal of least privilege here and stop doing this. I will address this now.</text:p>
      <text:p text:style-name="P105"/>
      <text:p text:style-name="Timekeeping">2022-11-7 @ 10:15am – <text:span text:style-name="T145">TODO s</text:span>ummary complete <text:span text:style-name="T145">and actions decided</text:span>.</text:p>
      <text:p text:style-name="Standard"/>
      <text:p text:style-name="P124"><text:span text:style-name="T5">Total machine time is </text:span><text:span text:style-name="T144">1</text:span><text:span text:style-name="T152">1</text:span><text:span text:style-name="T6"> hour</text:span><text:span text:style-name="T8">s</text:span><text:span text:style-name="T6">, </text:span><text:span text:style-name="T152">0 </text:span><text:span text:style-name="T5">minutes.</text:span></text:p>
      <text:h text:style-name="Heading_20_1" text:outline-level="1"><text:soft-page-break/>Replacing the root user account with an infrastructure user</text:h>
      <text:p text:style-name="Decision">It isn’t responsible to use the root user <text:span text:style-name="T146">for an AWS account</text:span> or even to issue access keys for that user. I will <text:span text:style-name="T51">now </text:span>create a user account for myself and use that to perform infrastructure operations instead.</text:p>
      <text:p text:style-name="P106"/>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7"/>
      <text:p text:style-name="Decision">I will be creating an additional user manually, as I feel that not issuing keys for the root user is more important here. <text:span text:style-name="T147">This is </text:span><text:span text:style-name="T53">my typical behaviour for personal projects </text:span><text:span text:style-name="T54">though I accept that choice may be different in a workplace</text:span><text:span text:style-name="T53">.</text:span></text:p>
      <text:p text:style-name="Standard"/>
      <text:p text:style-name="P119"><text:span text:style-name="T148">I could create a group to manage the permissions for my user, </text:span><text:span text:style-name="T55">if this were a multi-person project this would be practically essential.</text:span></text:p>
      <text:p text:style-name="P118">It would <text:span text:style-name="T148">also </text:span>be a better <text:span text:style-name="T148">again </text:span>to create a role and grant <text:span text:style-name="T52">resource creation and teardown </text:span>permissions. <text:span text:style-name="T148">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6"/>
      <text:p text:style-name="Decision">I have successfully created the user, now I will replace my access for the `SREAssessment.Infrustructure` profile and confirm I can destroy and recreate all the infrastructure with this other account.</text:p>
      <text:p text:style-name="P108"/>
      <text:p text:style-name="Decision"><text:soft-page-break/>That worked <text:span text:style-name="T149">great</text:span>. I will now revoke the old access key for the root user so there is no way those keys could be used again.</text:p>
      <text:p text:style-name="P109"/>
      <text:p text:style-name="Decision">I updated the README.md to discourage use of the root user for running Terraform.</text:p>
      <text:p text:style-name="P109"/>
      <text:p text:style-name="Timekeeping">2022-11-7 @ 10:45am – I have successfully migrated to an IAM user to build and destroy infrastructure.</text:p>
      <text:p text:style-name="Standard"/>
      <text:p text:style-name="P124"><text:span text:style-name="T5">Total machine time is </text:span><text:span text:style-name="T144">1</text:span><text:span text:style-name="T152">1</text:span><text:span text:style-name="T6"> hour</text:span><text:span text:style-name="T8">s</text:span><text:span text:style-name="T6">, </text:span><text:span text:style-name="T152">30</text:span><text:span text:style-name="T111">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20"><text:span text:style-name="T150">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20"><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0"/>
      <text:p text:style-name="P121">We have subnets <text:span text:style-name="T151">created </text:span>across two availability zones and Fargate will automatically distribute tasks between the subnets available.</text:p>
      <text:p text:style-name="P121">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1"/>
      <text:p text:style-name="Decision"><text:soft-page-break/>I will address this by configuring at least two tasks to be started in each service.</text:p>
      <text:p text:style-name="P112"/>
      <text:p text:style-name="Timekeeping">2022-11-7 @ 11:<text:span text:style-name="T153">00</text:span>am – Adjusting Terraform to require two tasks per service.</text:p>
      <text:p text:style-name="P113"/>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3"/>
      <text:p text:style-name="P122">As I suspected. Adding additional backend tasks causes the application to behave unexpectedly on reload.</text:p>
      <text:p text:style-name="P122">This is because the application is stateful, the in-memory database is unique to the instance that receives the request. Until this limitation is overcome, the application cannot run correctly while being highly available.</text:p>
      <text:p text:style-name="P113"/>
      <text:p text:style-name="Timekeeping">2022-11-7 @ 11:<text:span text:style-name="T153">15</text:span>am – Application is now configured to be highly available.</text:p>
      <text:p text:style-name="P113"/>
      <text:p text:style-name="P124"><text:span text:style-name="T5">Total machine time is </text:span><text:span text:style-name="T144">1</text:span><text:span text:style-name="T153">2</text:span><text:span text:style-name="T6"> hour</text:span><text:span text:style-name="T8">s</text:span><text:span text:style-name="T6">, </text:span><text:span text:style-name="T152">0 </text:span><text:span text:style-name="T5">minutes.</text:span></text:p>
      <text:h text:style-name="P104" text:outline-level="2">Enable auto scaling of services</text:h>
      <text:p text:style-name="Thought">To ensure we can <text:span text:style-name="T154">keep up with any load thrown at the service we can enable auto scaling. The Elastic Container Service will then add additional tasks to manage spikes in load that occur.</text:span></text:p>
      <text:p text:style-name="P123">Auto scaling can lead to spikes in AWS cost too, so it will be important to make the scaling <text:span text:style-name="T155">values </text:span>configurable in Terraform, <text:span text:style-name="T156">along with some sensible defaults</text:span>.</text:p>
      <text:p text:style-name="Standard"/>
      <text:p text:style-name="P126">2022-11-7 @ 11:<text:span text:style-name="T153">15</text:span>am – <text:span text:style-name="T60">Enabling auto scaling</text:span>.</text:p>
      <text:p text:style-name="P114"/>
      <text:p text:style-name="P125"><text:span text:style-name="T5">Total machine time is </text:span><text:span text:style-name="T144">1</text:span><text:span text:style-name="T153">2</text:span><text:span text:style-name="T6"> hour</text:span><text:span text:style-name="T8">s</text:span><text:span text:style-name="T6">, </text:span><text:span text:style-name="T152">0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1:29:01.294185938</dc:date>
    <meta:editing-duration>P1DT6H37M28S</meta:editing-duration>
    <meta:editing-cycles>384</meta:editing-cycles>
    <meta:print-date>2022-10-30T17:02:39.029966853</meta:print-date>
    <meta:document-statistic meta:table-count="0" meta:image-count="0" meta:object-count="0" meta:page-count="21" meta:paragraph-count="221" meta:word-count="4630" meta:character-count="26342" meta:non-whitespace-character-count="21892"/>
  </office:meta>
</office:document-meta>
</file>